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980814</text:p>
          </table:table-cell>
          <table:table-cell office:value-type="string">
            <text:p>Allan Berg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ooc:=[.E2]+[.F2]+[.G2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01370</text:p>
          </table:table-cell>
          <table:table-cell office:value-type="string">
            <text:p>Maksim Tamleht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ooc:=[.E3]+[.F3]+[.G3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3</text:p>
          </table:table-cell>
          <table:table-cell office:value-type="string">
            <text:p>Tarmo Ojal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9</text:p>
          </table:table-cell>
          <table:table-cell office:value-type="string">
            <text:p>Anton Tshepur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9</text:p>
          </table:table-cell>
          <table:table-cell office:value-type="string">
            <text:p>Romi Agar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ooc:=[.E10]+[.F10]+[.G10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970880</text:p>
          </table:table-cell>
          <table:table-cell office:value-type="string">
            <text:p>Viktor Volke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ooc:=[.E11]+[.F11]+[.G11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61932</text:p>
          </table:table-cell>
          <table:table-cell office:value-type="string">
            <text:p>Fjodor Sazo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281</text:p>
          </table:table-cell>
          <table:table-cell office:value-type="string">
            <text:p>Maksim Gore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ooc:=[.E14]+[.F14]+[.G14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54</text:p>
          </table:table-cell>
          <table:table-cell office:value-type="string">
            <text:p>Roman Vassilje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?a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0588</text:p>
          </table:table-cell>
          <table:table-cell office:value-type="string">
            <text:p>Vjatseslav Rosi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04</text:p>
          </table:table-cell>
          <table:table-cell office:value-type="string">
            <text:p>Aleksandr Ivanov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4]+[.F24]+[.G2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5]+[.F25]+[.G2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7"/>
        </table:table-row>
        <table:table-row table:style-name="ro2" table:number-rows-repeated="4">
          <table:table-cell table:style-name="ce2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980814">
            <text:p>980814</text:p>
          </table:table-cell>
          <table:table-cell table:formula="oooc:=names" office:value-type="string" office:string-value="Allan Berg">
            <text:p>Allan Berg</text:p>
          </table:table-cell>
          <table:table-cell/>
          <table:table-cell table:number-columns-repeated="6"/>
          <table:table-cell table:formula="oooc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01370">
            <text:p>001370</text:p>
          </table:table-cell>
          <table:table-cell table:formula="oooc:=names" office:value-type="string" office:string-value="Maksim Tamleht">
            <text:p>Maksim Tamleht</text:p>
          </table:table-cell>
          <table:table-cell/>
          <table:table-cell table:number-columns-repeated="6"/>
          <table:table-cell table:formula="oooc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5764">
            <text:p>065764</text:p>
          </table:table-cell>
          <table:table-cell table:formula="oooc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3">
            <text:p>030633</text:p>
          </table:table-cell>
          <table:table-cell table:formula="oooc:=names" office:value-type="string" office:string-value="Tarmo Ojala">
            <text:p>Tarmo Ojala</text:p>
          </table:table-cell>
          <table:table-cell/>
          <table:table-cell table:number-columns-repeated="6"/>
          <table:table-cell table:formula="oooc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11">
            <text:p>030611</text:p>
          </table:table-cell>
          <table:table-cell table:formula="oooc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71">
            <text:p>040771</text:p>
          </table:table-cell>
          <table:table-cell table:formula="oooc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29">
            <text:p>030629</text:p>
          </table:table-cell>
          <table:table-cell table:formula="oooc:=names" office:value-type="string" office:string-value="Anton Tshepurov">
            <text:p>Anton Tshepurov</text:p>
          </table:table-cell>
          <table:table-cell/>
          <table:table-cell table:number-columns-repeated="6"/>
          <table:table-cell table:formula="oooc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3">
            <text:p>072073</text:p>
          </table:table-cell>
          <table:table-cell table:formula="oooc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19">
            <text:p>040719</text:p>
          </table:table-cell>
          <table:table-cell table:formula="oooc:=names" office:value-type="string" office:string-value="Romi Agar">
            <text:p>Romi Agar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70880">
            <text:p>970880</text:p>
          </table:table-cell>
          <table:table-cell table:formula="oooc:=names" office:value-type="string" office:string-value="Viktor Volke">
            <text:p>Viktor Volke</text:p>
          </table:table-cell>
          <table:table-cell/>
          <table:table-cell table:number-columns-repeated="6"/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1932">
            <text:p>061932</text:p>
          </table:table-cell>
          <table:table-cell table:formula="oooc:=names" office:value-type="string" office:string-value="Fjodor Sazonov">
            <text:p>Fjodor Sazonov</text:p>
          </table:table-cell>
          <table:table-cell/>
          <table:table-cell table:number-columns-repeated="6"/>
          <table:table-cell table:formula="oooc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50">
            <text:p>040750</text:p>
          </table:table-cell>
          <table:table-cell table:formula="oooc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281">
            <text:p>020281</text:p>
          </table:table-cell>
          <table:table-cell table:formula="oooc:=names" office:value-type="string" office:string-value="Maksim Gorev">
            <text:p>Maksim Gorev</text:p>
          </table:table-cell>
          <table:table-cell/>
          <table:table-cell table:number-columns-repeated="6"/>
          <table:table-cell table:formula="oooc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1522">
            <text:p>961522</text:p>
          </table:table-cell>
          <table:table-cell table:formula="oooc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4918">
            <text:p>074918</text:p>
          </table:table-cell>
          <table:table-cell table:formula="oooc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01">
            <text:p>030701</text:p>
          </table:table-cell>
          <table:table-cell table:formula="oooc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54">
            <text:p>072054</text:p>
          </table:table-cell>
          <table:table-cell table:formula="oooc:=names" office:value-type="string" office:string-value="Roman Vassiljev">
            <text:p>Roman Vassiljev</text:p>
          </table:table-cell>
          <table:table-cell/>
          <table:table-cell table:number-columns-repeated="6"/>
          <table:table-cell table:formula="oooc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107">
            <text:p>072107</text:p>
          </table:table-cell>
          <table:table-cell table:formula="oooc:=names" office:value-type="string" office:string-value="Andrei Kort?ak">
            <text:p>Andrei Kort?ak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2">
            <text:p>072072</text:p>
          </table:table-cell>
          <table:table-cell table:formula="oooc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520">
            <text:p>030520</text:p>
          </table:table-cell>
          <table:table-cell table:formula="oooc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588">
            <text:p>010588</text:p>
          </table:table-cell>
          <table:table-cell table:formula="oooc:=names" office:value-type="string" office:string-value="Vjatseslav Rosin">
            <text:p>Vjatseslav Rosin</text:p>
          </table:table-cell>
          <table:table-cell/>
          <table:table-cell table:number-columns-repeated="6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04">
            <text:p>030604</text:p>
          </table:table-cell>
          <table:table-cell table:formula="oooc:=names" office:value-type="string" office:string-value="Aleksandr Ivanov">
            <text:p>Aleksandr Ivanov</text:p>
          </table:table-cell>
          <table:table-cell/>
          <table:table-cell table:number-columns-repeated="6"/>
          <table:table-cell table:formula="oooc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/>
          <table:table-cell table:number-columns-repeated="6"/>
          <table:table-cell table:formula="oooc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8"/>
        <table:named-range table:name="names" table:base-cell-address="$Totals.$B$38" table:cell-range-address="$Totals.$B$2:.$B$38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0">20/05/2008</text:date>, <text:time>00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nton</meta:initial-creator>
    <meta:creation-date>2007-05-27T21:27:51</meta:creation-date>
    <dc:creator>Anton Keks</dc:creator>
    <dc:date>2008-05-20T00:20:38</dc:date>
    <dc:language>en-US</dc:language>
    <meta:editing-cycles>119</meta:editing-cycles>
    <meta:editing-duration>P3DT1H27M39S</meta:editing-duration>
    <meta:user-defined meta:name="Info 1"/>
    <meta:user-defined meta:name="Info 2"/>
    <meta:user-defined meta:name="Info 3"/>
    <meta:user-defined meta:name="Info 4"/>
    <meta:document-statistic meta:table-count="2" meta:cell-count="296"/>
  </office:meta>
</office:document-meta>
</file>